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1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5-08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3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3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12-3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6344" calcext:value-type="float">
            <text:p>11.98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78552" calcext:value-type="float">
            <text:p>11.94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47070967742" calcext:value-type="float">
            <text:p>11.974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34788" calcext:value-type="float">
            <text:p>11.933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7136" calcext:value-type="float">
            <text:p>11.88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8196129032" calcext:value-type="float">
            <text:p>11.7688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058" calcext:value-type="float">
            <text:p>11.640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7018064516" calcext:value-type="float">
            <text:p>11.6497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50124137931" calcext:value-type="float">
            <text:p>11.595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81489032258" calcext:value-type="float">
            <text:p>11.6381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5355862069" calcext:value-type="float">
            <text:p>11.7153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15785806452" calcext:value-type="float">
            <text:p>11.671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7463225806" calcext:value-type="float">
            <text:p>11.6617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4728" calcext:value-type="float">
            <text:p>11.63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4424" calcext:value-type="float">
            <text:p>11.59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7808" calcext:value-type="float">
            <text:p>11.68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3899354839" calcext:value-type="float">
            <text:p>11.735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65179354839" calcext:value-type="float">
            <text:p>11.6165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828" calcext:value-type="float">
            <text:p>11.686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41349677419" calcext:value-type="float">
            <text:p>11.6741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41344" calcext:value-type="float">
            <text:p>11.79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1553548387" calcext:value-type="float">
            <text:p>11.9601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52951428571" calcext:value-type="float">
            <text:p>11.99529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89060645161" calcext:value-type="float">
            <text:p>11.968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04992258065" calcext:value-type="float">
            <text:p>12.1304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1997241379" calcext:value-type="float">
            <text:p>12.09519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8289032258" calcext:value-type="float">
            <text:p>12.1258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0532" calcext:value-type="float">
            <text:p>12.262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11264516129" calcext:value-type="float">
            <text:p>12.331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62972903226" calcext:value-type="float">
            <text:p>12.1862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454" calcext:value-type="float">
            <text:p>12.141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7571612903" calcext:value-type="float">
            <text:p>12.1417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35952" calcext:value-type="float">
            <text:p>12.15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35499354839" calcext:value-type="float">
            <text:p>12.2535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20742857143" calcext:value-type="float">
            <text:p>12.242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6836129032" calcext:value-type="float">
            <text:p>12.204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32092" calcext:value-type="float">
            <text:p>12.11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87288" calcext:value-type="float">
            <text:p>12.02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24051612903" calcext:value-type="float">
            <text:p>11.992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10148" calcext:value-type="float">
            <text:p>12.031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60633548387" calcext:value-type="float">
            <text:p>11.9860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25901935484" calcext:value-type="float">
            <text:p>12.022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252" calcext:value-type="float">
            <text:p>11.923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55228387097" calcext:value-type="float">
            <text:p>11.8155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038" calcext:value-type="float">
            <text:p>11.93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2467096774" calcext:value-type="float">
            <text:p>11.9782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7137142857" calcext:value-type="float">
            <text:p>11.96971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3450322581" calcext:value-type="float">
            <text:p>11.9783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08752258065" calcext:value-type="float">
            <text:p>12.0908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3936" calcext:value-type="float">
            <text:p>12.11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6322580645" calcext:value-type="float">
            <text:p>12.125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53172" calcext:value-type="float">
            <text:p>12.21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12941935484" calcext:value-type="float">
            <text:p>12.321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58632258065" calcext:value-type="float">
            <text:p>12.375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12632" calcext:value-type="float">
            <text:p>12.29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44578064516" calcext:value-type="float">
            <text:p>12.3644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71688" calcext:value-type="float">
            <text:p>12.24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5112" calcext:value-type="float">
            <text:p>12.24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18482758621" calcext:value-type="float">
            <text:p>12.291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08568" calcext:value-type="float">
            <text:p>12.29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42782608696" calcext:value-type="float">
            <text:p>12.36427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47614545454" calcext:value-type="float">
            <text:p>12.534761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61126956522" calcext:value-type="float">
            <text:p>12.696112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1684" calcext:value-type="float">
            <text:p>12.71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3292" calcext:value-type="float">
            <text:p>12.62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7676" calcext:value-type="float">
            <text:p>12.64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3678" calcext:value-type="float">
            <text:p>12.66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8918" calcext:value-type="float">
            <text:p>12.67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1298" calcext:value-type="float">
            <text:p>12.671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0442" calcext:value-type="float">
            <text:p>12.68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587" calcext:value-type="float">
            <text:p>12.67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440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78" meta:object-count="0"/>
    <meta:user-defined meta:name="AppVersion">3.0</meta:user-defined>
  </office:meta>
</office:document-meta>
</file>